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arial" svg:font-family="arial, sans-serif"/>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Heading_20_2">
      <style:text-properties style:font-name="Times" fo:font-size="12pt" style:font-size-asian="12pt" style:font-size-complex="12pt"/>
    </style:style>
    <style:style style:name="P2" style:family="paragraph" style:parent-style-name="Standard" style:list-style-name="L1">
      <style:text-properties officeooo:paragraph-rsid="0002a84d"/>
    </style:style>
    <style:style style:name="P3" style:family="paragraph" style:parent-style-name="Standard">
      <style:text-properties officeooo:paragraph-rsid="0002a84d"/>
    </style:style>
    <style:style style:name="P4" style:family="paragraph" style:parent-style-name="Standard">
      <style:text-properties officeooo:rsid="0002a84d" officeooo:paragraph-rsid="0002a84d"/>
    </style:style>
    <style:style style:name="P5" style:family="paragraph" style:parent-style-name="Heading_20_1">
      <style:text-properties style:font-name="Times" fo:font-size="12pt" fo:language="en" fo:country="GB" officeooo:paragraph-rsid="0002a84d" style:font-name-asian="HG Mincho Light J" style:font-size-asian="12pt" style:font-name-complex="Tahoma" style:font-size-complex="12pt"/>
    </style:style>
    <style:style style:name="T1" style:family="text">
      <style:text-properties style:font-name-asian="FreeMono" style:font-name-complex="FreeMono"/>
    </style:style>
    <style:style style:name="T2" style:family="text">
      <style:text-properties officeooo:rsid="0002a84d" style:font-name-asian="FreeMono" style:font-name-complex="FreeMono"/>
    </style:style>
    <style:style style:name="T3" style:family="text">
      <style:text-properties officeooo:rsid="0002a84d"/>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Ingredients</text:h>
      <text:p text:style-name="P3"><text:span text:style-name="T2">1.8 kilograms </text:span><text:span text:style-name="T1">green tomatoes</text:span></text:p>
      <text:p text:style-name="P3"><text:span text:style-name="T2">900 grams onions</text:span></text:p>
      <text:p text:style-name="P4"><text:span text:style-name="T1">2 cups white vinegar</text:span></text:p>
      <text:p text:style-name="P4"><text:span text:style-name="T1">900 grams sugar</text:span></text:p>
      <text:p text:style-name="P4"><text:span text:style-name="T1">2 tablespoons curry powder</text:span></text:p>
      <text:p text:style-name="P4"><text:span text:style-name="T1">1 teaspoon turmeric</text:span></text:p>
      <text:p text:style-name="P4"><text:span text:style-name="T1">¾ cups plain flour</text:span></text:p>
      <text:h text:style-name="P1" text:outline-level="2">Method</text:h>
      <text:list xml:id="list3860335857431150027" text:style-name="L1">
        <text:list-item>
          <text:p text:style-name="P2">Slice above and cover with water and a handful of salt</text:p>
        </text:list-item>
        <text:list-item>
          <text:p text:style-name="P2">Leave overnight</text:p>
        </text:list-item>
        <text:list-item>
          <text:p text:style-name="P2">Drain water off and rinse well</text:p>
        </text:list-item>
        <text:list-item>
          <text:p text:style-name="P2">Add together white vinegar and sugar to tomatoes and onion</text:p>
        </text:list-item>
        <text:list-item>
          <text:p text:style-name="P2">Bring to the boil and simmer for approximately <text:span text:style-name="T3">¾ </text:span>hour</text:p>
        </text:list-item>
        <text:list-item>
          <text:p text:style-name="P2">Mix together curry powder, <text:span text:style-name="T3">turmeric</text:span> and plain flour. <text:s/></text:p>
        </text:list-item>
        <text:list-item>
          <text:p text:style-name="P2"><text:span text:style-name="T3">Add water and m</text:span>ix into a thin paste</text:p>
        </text:list-item>
        <text:list-item>
          <text:p text:style-name="P2">Add to tomato mixture</text:p>
        </text:list-item>
        <text:list-item>
          <text:p text:style-name="P2"><text:span text:style-name="T3">S</text:span>immer for a further 20 minutes</text:p>
        </text:list-item>
        <text:list-item>
          <text:p text:style-name="P2"><text:span text:style-name="T3">(optional) </text:span>You can also add mustard seeds and sultanas if you lik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Lucidasans, 'Lucida Sans', 'Arial Unicode MS'"/>
    <style:font-face style:name="Times New Roman" svg:font-family="'Times New Roman'"/>
    <style:font-face style:name="arial" svg:font-family="arial, sans-serif"/>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officeooo:paragraph-rsid="0002a84d" style:font-name-asian="HG Mincho Light J" style:font-size-asian="12pt" style:font-name-complex="Tahoma" style:font-size-complex="12pt"/>
    </style:style>
    <style:style style:name="MT1" style:family="text">
      <style:text-properties officeooo:rsid="0002a84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text:bookmark-start text:name="__DdeLink__82_1240924110"/><text:span text:style-name="MT1">Green Tomato Relish</text:span><text:bookmark-end text:name="__DdeLink__82_1240924110"/></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14-04-22T10:04:37.444637907</meta:creation-date>
    <dc:language>en-AU</dc:language>
    <meta:editing-cycles>2</meta:editing-cycles>
    <meta:editing-duration>P0D</meta:editing-duration>
    <meta:initial-creator>Frank Jung</meta:initial-creator>
    <dc:date>2014-04-22T10:12:11.513522309</dc:date>
    <dc:creator>Frank Jung</dc:creator>
    <meta:document-statistic meta:table-count="0" meta:image-count="0" meta:object-count="0" meta:page-count="1" meta:paragraph-count="20" meta:word-count="117" meta:character-count="616" meta:non-whitespace-character-count="527"/>
    <meta:user-defined meta:name="Info 1"/>
    <meta:user-defined meta:name="Info 2"/>
    <meta:user-defined meta:name="Info 3"/>
    <meta:user-defined meta:name="Info 4"/>
  </office:meta>
</office:document-meta>
</file>